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ll no 74</text:p>
      <text:p text:style-name="Standard"/>
      <text:p text:style-name="Standard">myclear()</text:p>
      <text:p text:style-name="Standard">{</text:p>
      <text:p text:style-name="Standard">clear;</text:p>
      <text:p text:style-name="Standard">}</text:p>
      <text:p text:style-name="Standard">mywho()</text:p>
      <text:p text:style-name="Standard">{</text:p>
      <text:p text:style-name="Standard">who;</text:p>
      <text:p text:style-name="Standard">}</text:p>
      <text:p text:style-name="Standard">myvi()</text:p>
      <text:p text:style-name="Standard">{</text:p>
      <text:p text:style-name="Standard">vi;</text:p>
      <text:p text:style-name="Standard">}</text:p>
      <text:p text:style-name="Standard">myls()</text:p>
      <text:p text:style-name="Standard">{</text:p>
      <text:p text:style-name="Standard">ls;</text:p>
      <text:p text:style-name="Standard">}</text:p>
      <text:p text:style-name="Standard">echo "enter your choice"</text:p>
      <text:p text:style-name="Standard">echo "Press"</text:p>
      <text:p text:style-name="Standard">echo "1.clear"</text:p>
      <text:p text:style-name="Standard">echo "2.Who"</text:p>
      <text:p text:style-name="Standard">echo "3.vi"</text:p>
      <text:p text:style-name="Standard">echo "4.ls"</text:p>
      <text:p text:style-name="Standard">read ch</text:p>
      <text:p text:style-name="Standard">case $ch in</text:p>
      <text:p text:style-name="Standard">1)myclear;;</text:p>
      <text:p text:style-name="Standard">2)mywho;;</text:p>
      <text:p text:style-name="Standard">3)myvi;;</text:p>
      <text:p text:style-name="Standard">4)myls;;</text:p>
      <text:p text:style-name="Standard">esac</text:p>
      <text:p text:style-name="Standard"/>
      <text:p text:style-name="Standard">output</text:p>
      <text:p text:style-name="Standard"/>
      <text:p text:style-name="Standard">[student@PC-6 ~]$ sh myexp3b</text:p>
      <text:p text:style-name="Standard">enter your choice</text:p>
      <text:p text:style-name="Standard">Press</text:p>
      <text:p text:style-name="Standard">1.clear</text:p>
      <text:p text:style-name="Standard">2.Who</text:p>
      <text:p text:style-name="Standard">3.vi</text:p>
      <text:p text:style-name="Standard">4.ls</text:p>
      <text:p text:style-name="Standard">2</text:p>
      <text:p text:style-name="Standard">student <text:s/>tty1 <text:s text:c="8"/>2014-08-21 15:51 (:0)</text:p>
      <text:p text:style-name="Standard">student <text:s/>pts/0 <text:s text:c="7"/>2014-08-21 15:51 (:0.0)</text:p>
      <text:p text:style-name="Standard">[student@PC-6 ~]$ sh myexp3b</text:p>
      <text:p text:style-name="Standard">enter your choice</text:p>
      <text:p text:style-name="Standard">Press</text:p>
      <text:p text:style-name="Standard">1.clear</text:p>
      <text:p text:style-name="Standard">2.Who</text:p>
      <text:p text:style-name="Standard"><text:soft-page-break/>3.vi</text:p>
      <text:p text:style-name="Standard">4.ls</text:p>
      <text:p text:style-name="Standard">3 <text:s text:c="2"/></text:p>
      <text:p text:style-name="Standard">[student@PC-6 ~]$ sh myexp3b</text:p>
      <text:p text:style-name="Standard">enter your choice</text:p>
      <text:p text:style-name="Standard">Press</text:p>
      <text:p text:style-name="Standard">1.clear</text:p>
      <text:p text:style-name="Standard">2.Who</text:p>
      <text:p text:style-name="Standard">3.vi</text:p>
      <text:p text:style-name="Standard">4.ls</text:p>
      <text:p text:style-name="Standard">4</text:p>
      <text:p text:style-name="Standard">A <text:s text:c="4"/>chin <text:s text:c="3"/>david1<text:tab/> Downloads<text:tab/> <text:s text:c="2"/>expt4b <text:s/>filename <text:s/>me <text:s text:c="6"/>nb3<text:tab/> <text:s text:c="2"/>p1<text:tab/> <text:s text:c="4"/>pra <text:s text:c="6"/>renzil<text:tab/>sem5<text:tab/> super<text:tab/> <text:s text:c="3"/>tp</text:p>
      <text:p text:style-name="Standard">abc <text:s text:c="2"/>circle <text:s/>demo1<text:tab/> editor<text:tab/><text:tab/> <text:s text:c="2"/>file <text:s text:c="3"/>great <text:s text:c="4"/>me1 <text:s text:c="5"/>nb4<text:tab/> <text:s text:c="2"/>p2<text:tab/> <text:s text:c="4"/>practice <text:s/>reverse<text:tab/>Shri1<text:tab/> swt<text:tab/> <text:s text:c="3"/>tri</text:p>
      <text:p text:style-name="Standard">adi <text:s text:c="2"/>class <text:s text:c="2"/>demo123<text:tab/> example<text:tab/> <text:s text:c="2"/>file1 <text:s text:c="2"/>grt<text:tab/> <text:s text:c="4"/>Music <text:s text:c="3"/>nishant<text:tab/> <text:s text:c="2"/>p3<text:tab/> <text:s text:c="4"/>prajakta <text:s/>rinni<text:tab/>Shriraj <text:s/>Templates <text:s/>untitled folder</text:p>
      <text:p text:style-name="Standard">area <text:s/>coll <text:s text:c="3"/>Desktop<text:tab/> exp3b<text:tab/><text:tab/> <text:s text:c="2"/>file20 <text:s/>kate <text:s text:c="5"/>myexp3b <text:s/>nishant1<text:tab/> <text:s text:c="2"/>p4<text:tab/> <text:s text:c="4"/>praju <text:s text:c="4"/>rit<text:tab/>sid<text:tab/> test<text:tab/> <text:s text:c="3"/>Videos</text:p>
      <text:p text:style-name="Standard">bb <text:s text:c="3"/>d12 <text:s text:c="4"/>det<text:tab/> exp4b<text:tab/><text:tab/> <text:s text:c="2"/>file3 <text:s text:c="2"/>last <text:s text:c="5"/>nb1 <text:s text:c="5"/>nishant.txt <text:s/>Pictures <text:s/>prime <text:s text:c="4"/>rj<text:tab/>square<text:tab/> testfile <text:s text:c="2"/>vin</text:p>
      <text:p text:style-name="Standard">cc <text:s text:c="3"/>david <text:s text:c="2"/>Documents <text:s/>experiment 01-07 <text:s/>file5 <text:s text:c="2"/>linecom <text:s text:c="2"/>nb2 <text:s text:c="5"/>ot<text:tab/> <text:s text:c="2"/>pik<text:tab/> <text:s text:c="4"/>Public <text:s text:c="3"/>san<text:tab/>sum<text:tab/> textfile</text:p>
      <text:p text:style-name="Standard">[student@PC-6 ~]$ sh myexp3b</text:p>
      <text:p text:style-name="Standard">enter your choice</text:p>
      <text:p text:style-name="Standard">Press</text:p>
      <text:p text:style-name="Standard">1.clear</text:p>
      <text:p text:style-name="Standard">2.Who</text:p>
      <text:p text:style-name="Standard">3.vi</text:p>
      <text:p text:style-name="Standard">4.ls</text:p>
      <text:p text:style-name="Standard">1</text:p>
      <text:p text:style-name="Standard">[student@PC-6 ~]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ent </meta:initial-creator>
    <meta:creation-date>2014-08-21T15:59:46</meta:creation-date>
    <meta:document-statistic meta:table-count="0" meta:image-count="0" meta:object-count="0" meta:page-count="2" meta:paragraph-count="72" meta:word-count="193" meta:character-count="1364"/>
    <dc:date>2014-08-21T16:04:12</dc:date>
    <dc:creator>student </dc:creator>
    <meta:editing-duration>PT00H04M27S</meta:editing-duration>
    <meta:editing-cycles>1</meta:editing-cycles>
    <meta:generator>OpenOffice.org/3.2$Linux OpenOffice.org_project/320m12$Build-9483</meta:generator>
  </office:meta>
</office:document-meta>
</file>